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>
      <style:table-properties style:width="7.1132in" fo:margin-left="-0.0785in" fo:margin-top="0in" fo:margin-bottom="0in" table:align="left" style:writing-mode="lr-tb"/>
    </style:style>
    <style:style style:name="Table1.A" style:family="table-column">
      <style:table-column-properties style:column-width="2.0215in"/>
    </style:style>
    <style:style style:name="Table1.B" style:family="table-column">
      <style:table-column-properties style:column-width="3.0882in"/>
    </style:style>
    <style:style style:name="Table1.C" style:family="table-column">
      <style:table-column-properties style:column-width="2.00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7861in" fo:margin-left="-0.0785in" fo:margin-top="0in" fo:margin-bottom="0in" table:align="left" style:writing-mode="lr-tb"/>
    </style:style>
    <style:style style:name="Table2.A" style:family="table-column">
      <style:table-column-properties style:column-width="1.3743in"/>
    </style:style>
    <style:style style:name="Table2.B" style:family="table-column">
      <style:table-column-properties style:column-width="4.5757in"/>
    </style:style>
    <style:style style:name="Table2.C" style:family="table-column">
      <style:table-column-properties style:column-width="0.836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.10" style:family="table-row">
      <style:table-row-properties style:min-row-height="0.1639in" fo:keep-together="auto"/>
    </style:style>
    <style:style style:name="Table2.11" style:family="table-row">
      <style:table-row-properties style:min-row-height="0.1875in" fo:keep-together="auto"/>
    </style:style>
    <style:style style:name="Table3" style:family="table">
      <style:table-properties style:width="7.2694in" fo:margin-left="-0.0785in" fo:margin-top="0in" fo:margin-bottom="0in" table:align="left" style:writing-mode="lr-tb"/>
    </style:style>
    <style:style style:name="Table3.A" style:family="table-column">
      <style:table-column-properties style:column-width="2.0375in"/>
    </style:style>
    <style:style style:name="Table3.B" style:family="table-column">
      <style:table-column-properties style:column-width="3.2313in"/>
    </style:style>
    <style:style style:name="Table3.C" style:family="table-column">
      <style:table-column-properties style:column-width="2.00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7861in" fo:margin-left="-0.0785in" fo:margin-top="0in" fo:margin-bottom="0in" table:align="left" style:writing-mode="lr-tb"/>
    </style:style>
    <style:style style:name="Table4.A" style:family="table-column">
      <style:table-column-properties style:column-width="1.3743in"/>
    </style:style>
    <style:style style:name="Table4.B" style:family="table-column">
      <style:table-column-properties style:column-width="4.5278in"/>
    </style:style>
    <style:style style:name="Table4.C" style:family="table-column">
      <style:table-column-properties style:column-width="0.88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7854in" fo:margin-left="-0.0785in" fo:margin-top="0in" fo:margin-bottom="0in" table:align="left" style:writing-mode="lr-tb"/>
    </style:style>
    <style:style style:name="Table5.A" style:family="table-column">
      <style:table-column-properties style:column-width="1.9299in"/>
    </style:style>
    <style:style style:name="Table5.B" style:family="table-column">
      <style:table-column-properties style:column-width="2.9569in"/>
    </style:style>
    <style:style style:name="Table5.C" style:family="table-column">
      <style:table-column-properties style:column-width="1.898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7.5611in" fo:margin-left="-0.0785in" fo:margin-top="0in" fo:margin-bottom="0in" table:align="left" style:writing-mode="lr-tb"/>
    </style:style>
    <style:style style:name="Table6.A" style:family="table-column">
      <style:table-column-properties style:column-width="2.0681in"/>
    </style:style>
    <style:style style:name="Table6.B" style:family="table-column">
      <style:table-column-properties style:column-width="3.5076in"/>
    </style:style>
    <style:style style:name="Table6.C" style:family="table-column">
      <style:table-column-properties style:column-width="1.985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7854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3.5306in"/>
    </style:style>
    <style:style style:name="Table7.C" style:family="table-column">
      <style:table-column-properties style:column-width="1.781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0028in" fo:margin-left="-0.0785in" fo:margin-top="0in" fo:margin-bottom="0in" table:align="left" style:writing-mode="lr-tb"/>
    </style:style>
    <style:style style:name="Table8.A" style:family="table-column">
      <style:table-column-properties style:column-width="1.5514in"/>
    </style:style>
    <style:style style:name="Table8.B" style:family="table-column">
      <style:table-column-properties style:column-width="3.4451in"/>
    </style:style>
    <style:style style:name="Table8.C" style:family="table-column">
      <style:table-column-properties style:column-width="1.006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0028in" fo:margin-left="-0.0785in" fo:margin-top="0in" fo:margin-bottom="0in" table:align="left" style:writing-mode="lr-tb"/>
    </style:style>
    <style:style style:name="Table9.A" style:family="table-column">
      <style:table-column-properties style:column-width="1.3542in"/>
    </style:style>
    <style:style style:name="Table9.B" style:family="table-column">
      <style:table-column-properties style:column-width="3.3465in"/>
    </style:style>
    <style:style style:name="Table9.C" style:family="table-column">
      <style:table-column-properties style:column-width="1.302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0" style:family="table">
      <style:table-properties style:width="6.0028in" fo:margin-left="-0.0785in" fo:margin-top="0in" fo:margin-bottom="0in" table:align="left" style:writing-mode="lr-tb"/>
    </style:style>
    <style:style style:name="Table10.A" style:family="table-column">
      <style:table-column-properties style:column-width="1.3542in"/>
    </style:style>
    <style:style style:name="Table10.B" style:family="table-column">
      <style:table-column-properties style:column-width="3.3465in"/>
    </style:style>
    <style:style style:name="Table10.C" style:family="table-column">
      <style:table-column-properties style:column-width="1.302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0028in" fo:margin-left="-0.0785in" fo:margin-top="0in" fo:margin-bottom="0in" table:align="left" style:writing-mode="lr-tb"/>
    </style:style>
    <style:style style:name="Table11.A" style:family="table-column">
      <style:table-column-properties style:column-width="1.3542in"/>
    </style:style>
    <style:style style:name="Table11.B" style:family="table-column">
      <style:table-column-properties style:column-width="3.3465in"/>
    </style:style>
    <style:style style:name="Table11.C" style:family="table-column">
      <style:table-column-properties style:column-width="1.302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2" style:family="table">
      <style:table-properties style:width="6.0028in" fo:margin-left="-0.0785in" fo:margin-top="0in" fo:margin-bottom="0in" table:align="left" style:writing-mode="lr-tb"/>
    </style:style>
    <style:style style:name="Table12.A" style:family="table-column">
      <style:table-column-properties style:column-width="1.3542in"/>
    </style:style>
    <style:style style:name="Table12.B" style:family="table-column">
      <style:table-column-properties style:column-width="3.3465in"/>
    </style:style>
    <style:style style:name="Table12.C" style:family="table-column">
      <style:table-column-properties style:column-width="1.302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margin-top="0.25in" fo:margin-bottom="0.25in" loext:contextual-spacing="false" fo:line-height="100%"/>
    </style:style>
    <style:style style:name="P2" style:family="paragraph" style:parent-style-name="Standard">
      <style:paragraph-properties fo:margin-top="0.25in" fo:margin-bottom="0.2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25in" fo:margin-bottom="0.25in" loext:contextual-spacing="false" fo:line-height="100%" fo:text-align="justify" style:justify-single-word="false">
        <style:tab-stops>
          <style:tab-stop style:position="4.7189in"/>
        </style:tab-stops>
      </style:paragraph-properties>
    </style:style>
    <style:style style:name="P4" style:family="paragraph" style:parent-style-name="Standard">
      <style:paragraph-properties fo:margin-top="0.25in" fo:margin-bottom="0.25in" loext:contextual-spacing="false" fo:line-height="100%">
        <style:tab-stops>
          <style:tab-stop style:position="4.7189in"/>
        </style:tab-stops>
      </style:paragraph-properties>
    </style:style>
    <style:style style:name="P5" style:family="paragraph" style:parent-style-name="Standard">
      <style:paragraph-properties fo:margin-top="0.25in" fo:margin-bottom="0.25in" loext:contextual-spacing="false" fo:line-height="100%" fo:text-align="justify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margin-top="0.25in" fo:margin-bottom="0.25in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.25in" fo:margin-bottom="0.25in" loext:contextual-spacing="false" fo:line-height="100%"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25in" fo:margin-bottom="0.25in" loext:contextual-spacing="false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size-complex="13pt"/>
    </style:style>
    <style:style style:name="P9" style:family="paragraph" style:parent-style-name="Standard" style:master-page-name="Standard">
      <style:paragraph-properties fo:margin-top="0.25in" fo:margin-bottom="0.25in" loext:contextual-spacing="false" fo:line-height="100%" fo:text-align="center" style:justify-single-word="false" style:page-number="auto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0.9252in" style:type="center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color="#ff0000"/>
    </style:style>
    <style:style style:name="T8" style:family="text">
      <style:text-properties fo:color="#ff0000" style:text-underline-style="solid" style:text-underline-width="auto" style:text-underline-color="font-color"/>
    </style:style>
    <style:style style:name="T9" style:family="text">
      <style:text-properties fo:color="#ff0000" fo:font-style="italic" fo:font-weight="bold" style:font-style-asian="italic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size-complex="13pt"/>
    </style:style>
    <style:style style:name="T14" style:family="text">
      <style:text-properties style:font-name="Wingding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ANUAL DE INTEGRAÇÃO VIA WEBSERVICES (CROSSDOCKING) – All Nations Comércio Exterior S/A</text:span></text:p>
      <text:p text:style-name="P5"/>
      <text:p text:style-name="P2"><text:span text:style-name="T2">Esse manual é indicado para ser trabalhado por profissionais da área de TI da revenda. </text:span></text:p>
      <text:p text:style-name="P2"><text:span text:style-name="T3">I - Sobre a ferramenta</text:span></text:p>
      <text:p text:style-name="P2"><text:span text:style-name="T2">1. É disponibilizada pela All Nations e é facilmente aplicável, pois retorna um arquivo .XML que é utilizado como padrão para integração. Havendo desenvolvimento, a ferramenta é compatível com a praticamente todas as plataformas de e-commerce utilizadas no mercado.</text:span></text:p>
      <text:p text:style-name="P2"><text:span text:style-name="T2">2. </text:span>Permite ao cliente espelhar em seu site todo o portfólio de produtos da All Nations.</text:p>
      <text:p text:style-name="P2"><text:span text:style-name="T2">3. </text:span>Com um desenvolvimento pela área de TI da revenda é possível definir, a partir da listagem de produtos, quais itens serão exibidos. E ainda, criar critérios de utilização do estoque All Nations somente após utilização do estoque físico da revenda, caso exista. A criação e manutenção desses controles são de responsabilidade da revenda.</text:p>
      <text:p text:style-name="P2"><text:span text:style-name="T1">II - Configurações</text:span></text:p>
      <text:p text:style-name="P2">4. Os métodos disponibilizados pela All Nations encontram-se no Webservice, permitindo a comunicação entre os sistemas de e-commerce da Revenda e o estoque da All Nations.</text:p>
      <text:p text:style-name="P2">5. Para que a Revenda tenha acesso a esses métodos <text:span text:style-name="T4">é necessário possuir login e senha</text:span> (o mesmo utilizado no site da All Nations) e <text:span text:style-name="T4">estar previamente habilitado no sistema</text:span> para realizar esse tipo de operação (solicitar ao seu atendimento na All Nations). </text:p>
      <text:p text:style-name="P2">6. No processo de habilitação da Revenda, será cadastrado um único endereço IP (fixo) pelo qual a revenda poderá acessar todo o Webservice da All Nations. Na fase de testes da revenda, liberamos o “modo teste” onde permitimos o uso de IPs dinâmicos, porém, a revenda deve nos avisar ao fim dessa fase para que apenas um IP fique liberado. O objetivo desse processo é manter a segurança da troca de informações.</text:p>
      <text:p text:style-name="P2">7. Em todos os métodos (abaixo descritos), caso o login (parâmetro <text:span text:style-name="T5">CodigoCliente</text:span>) e senha não sejam válidos e habilitados, o sistema retornará uma mensagem de erro para a Revenda.</text:p>
      <text:p text:style-name="P1"><text:soft-page-break/><text:span text:style-name="T4">Para acessar o Webservice, basta abrir a url abaixo: </text:span></text:p>
      <text:p text:style-name="P1"><text:tab/><text:tab/><text:a xlink:type="simple" xlink:href="http://wspub.allnations.com.br/wsIntEstoqueClientesV2" text:style-name="Internet_20_link" text:visited-style-name="Visited_20_Internet_20_Link">http://wspub.allnations.com.br/wsIntEstoqueClientesV2</text:a> </text:p>
      <text:p text:style-name="P2"><text:span text:style-name="T1">III - Descrição dos métodos disponíveis no Webservice</text:span></text:p>
      <text:p text:style-name="P2"><text:span text:style-name="T4">A) Método de listagem de produtos – R</text:span><text:span text:style-name="T6">etornarListaProdutos e </text:span><text:span text:style-name="T4">R</text:span><text:span text:style-name="T6">etornarListaProdutosEstoque</text:span></text:p>
      <text:p text:style-name="P2">8. Neste método é possível carregar toda a lista de produtos ativos no estoque da All Nations para sincronização com o site da revenda. No momento da chamada do Webservice, a revenda deverá informar, além dos parâmetros de autenticação, a data da última atualização de sua lista de produtos (para que carregue somente os produtos que tiveram atualizações após essa data).</text:p>
      <text:p text:style-name="P2">9. O Webservice da All Nations efetuará a validação dos parâmetros informados, para então carregar o DataSet com o resultado da consulta.</text:p>
      <text:p text:style-name="P3">Parâmetros recebidos pelo método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4">Parâmetro</text:span></text:p>
          </table:table-cell>
          <table:table-cell table:style-name="Table1.A1" office:value-type="string">
            <text:p text:style-name="P11"><text:span text:style-name="T4">Descrição</text:span></text:p>
          </table:table-cell>
          <table:table-cell table:style-name="Table1.A1" office:value-type="string">
            <text:p text:style-name="P11"><text:span text:style-name="T4">Tipo</text:span></text:p>
          </table:table-cell>
        </table:table-row>
        <table:table-row table:style-name="Table1.1">
          <table:table-cell table:style-name="Table1.A1" office:value-type="string">
            <text:p text:style-name="P10">CodigoCliente</text:p>
          </table:table-cell>
          <table:table-cell table:style-name="Table1.A1" office:value-type="string">
            <text:p text:style-name="P10">Login do usuário</text:p>
          </table:table-cell>
          <table:table-cell table:style-name="Table1.A1" office:value-type="string">
            <text:p text:style-name="P10">String</text:p>
          </table:table-cell>
        </table:table-row>
        <table:table-row table:style-name="Table1.1">
          <table:table-cell table:style-name="Table1.A1" office:value-type="string">
            <text:p text:style-name="P11">Senha</text:p>
          </table:table-cell>
          <table:table-cell table:style-name="Table1.A1" office:value-type="string">
            <text:p text:style-name="P11">Senha do usuário</text:p>
          </table:table-cell>
          <table:table-cell table:style-name="Table1.A1" office:value-type="string">
            <text:p text:style-name="P11">String</text:p>
          </table:table-cell>
        </table:table-row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Data da última atualização da lista de produtos.</text:p>
          </table:table-cell>
          <table:table-cell table:style-name="Table1.A1" office:value-type="string">
            <text:p text:style-name="P11">DateTime</text:p>
          </table:table-cell>
        </table:table-row>
      </table:table>
      <text:p text:style-name="P2">10. O DataSet de retorno será composto dos seguintes campo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span text:style-name="T4">Campo</text:span></text:p>
          </table:table-cell>
          <table:table-cell table:style-name="Table2.A1" office:value-type="string">
            <text:p text:style-name="P11"><text:span text:style-name="T4">Descrição</text:span></text:p>
          </table:table-cell>
          <table:table-cell table:style-name="Table2.A1" office:value-type="string">
            <text:p text:style-name="P11"><text:span text:style-name="T4">Tipo</text:span></text:p>
          </table:table-cell>
        </table:table-row>
        <table:table-row table:style-name="Table2.1">
          <table:table-cell table:style-name="Table2.A1" office:value-type="string">
            <text:p text:style-name="P11">Timestamp</text:p>
          </table:table-cell>
          <table:table-cell table:style-name="Table2.A1" office:value-type="string">
            <text:p text:style-name="P11">Data da ultima atualização do produto</text:p>
          </table:table-cell>
          <table:table-cell table:style-name="Table2.A1" office:value-type="string">
            <text:p text:style-name="P11">Datetime</text:p>
          </table:table-cell>
        </table:table-row>
        <table:table-row table:style-name="Table2.1">
          <table:table-cell table:style-name="Table2.A1" office:value-type="string">
            <text:p text:style-name="P11">Departamento</text:p>
          </table:table-cell>
          <table:table-cell table:style-name="Table2.A1" office:value-type="string">
            <text:p text:style-name="P11">Departamento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Categoria</text:p>
          </table:table-cell>
          <table:table-cell table:style-name="Table2.A1" office:value-type="string">
            <text:p text:style-name="P11">Categoria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Fabricante</text:p>
          </table:table-cell>
          <table:table-cell table:style-name="Table2.A1" office:value-type="string">
            <text:p text:style-name="P11">Fabricante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Codigo</text:p>
          </table:table-cell>
          <table:table-cell table:style-name="Table2.A1" office:value-type="string">
            <text:p text:style-name="P11">Identificador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Descricao</text:p>
          </table:table-cell>
          <table:table-cell table:style-name="Table2.A1" office:value-type="string">
            <text:p text:style-name="P11">Descrição da mercadoria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DescrTec</text:p>
          </table:table-cell>
          <table:table-cell table:style-name="Table2.A1" office:value-type="string">
            <text:p text:style-name="P11">Especificações do item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PartNumber</text:p>
          </table:table-cell>
          <table:table-cell table:style-name="Table2.A1" office:value-type="string">
            <text:p text:style-name="P11">PartNumber identificador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0">
          <table:table-cell table:style-name="Table2.A1" office:value-type="string">
            <text:p text:style-name="P11">EAN</text:p>
          </table:table-cell>
          <table:table-cell table:style-name="Table2.A1" office:value-type="string">
            <text:p text:style-name="P11">Código de barras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1">
          <table:table-cell table:style-name="Table2.A1" office:value-type="string">
            <text:p text:style-name="P11">Garantia</text:p>
          </table:table-cell>
          <table:table-cell table:style-name="Table2.A1" office:value-type="string">
            <text:p text:style-name="P11">Garantia em meses</text:p>
          </table:table-cell>
          <table:table-cell table:style-name="Table2.A1" office:value-type="string">
            <text:p text:style-name="P11">Integer</text:p>
          </table:table-cell>
        </table:table-row>
        <table:table-row table:style-name="Table2.1">
          <table:table-cell table:style-name="Table2.A1" office:value-type="string">
            <text:p text:style-name="P11">PesoKg</text:p>
          </table:table-cell>
          <table:table-cell table:style-name="Table2.A1" office:value-type="string">
            <text:p text:style-name="P11">Peso do produto em quilos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PrecoRevenda</text:p>
          </table:table-cell>
          <table:table-cell table:style-name="Table2.A1" office:value-type="string">
            <text:p text:style-name="P11">Preço praticado da All Nations para a revenda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PrecoSemST</text:p>
          </table:table-cell>
          <table:table-cell table:style-name="Table2.A1" office:value-type="string">
            <text:p text:style-name="P11">Preço praticado da All Nations para a Revenda sem ST</text:p>
            <text:p text:style-name="P11"><text:span text:style-name="T7">Campo disponível somente no método </text:span><text:span text:style-name="T4">R</text:span><text:span text:style-name="T6">etornarListaProdutosEstoque</text:span>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Disponivel</text:p>
          </table:table-cell>
          <table:table-cell table:style-name="Table2.A1" office:value-type="string">
            <text:p text:style-name="P11">Situação do produto (0 – Indisponível no momento, 1 – <text:soft-page-break/>Disponível em estoque)</text:p>
          </table:table-cell>
          <table:table-cell table:style-name="Table2.A1" office:value-type="string">
            <text:p text:style-name="P11">Integer</text:p>
          </table:table-cell>
        </table:table-row>
        <table:table-row table:style-name="Table2.1">
          <table:table-cell table:style-name="Table2.A1" office:value-type="string">
            <text:p text:style-name="P11">URLFotoProduto</text:p>
          </table:table-cell>
          <table:table-cell table:style-name="Table2.A1" office:value-type="string">
            <text:p text:style-name="P11">Path para imagem do produto (no site da All Nations)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Estoque</text:p>
          </table:table-cell>
          <table:table-cell table:style-name="Table2.A1" office:value-type="string">
            <text:p text:style-name="P11">Informa o estoque de origem do produto (atualmente RJ, SC ou ES)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NCM</text:p>
          </table:table-cell>
          <table:table-cell table:style-name="Table2.A1" office:value-type="string">
            <text:p text:style-name="P11">NCM do produto</text:p>
          </table:table-cell>
          <table:table-cell table:style-name="Table2.A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Largura</text:p>
          </table:table-cell>
          <table:table-cell table:style-name="Table2.A1" office:value-type="string">
            <text:p text:style-name="P11">Largura (em centímetros)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Altura</text:p>
          </table:table-cell>
          <table:table-cell table:style-name="Table2.A1" office:value-type="string">
            <text:p text:style-name="P11">Altura (em centímetros)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Profundidade</text:p>
          </table:table-cell>
          <table:table-cell table:style-name="Table2.A1" office:value-type="string">
            <text:p text:style-name="P11">Profundidade (em centímetros)</text:p>
          </table:table-cell>
          <table:table-cell table:style-name="Table2.A1" office:value-type="string">
            <text:p text:style-name="P11">Decimal</text:p>
          </table:table-cell>
        </table:table-row>
        <table:table-row table:style-name="Table2.1">
          <table:table-cell table:style-name="Table2.A1" office:value-type="string">
            <text:p text:style-name="P11">Ativo</text:p>
          </table:table-cell>
          <table:table-cell table:style-name="Table2.A1" office:value-type="string">
            <text:p text:style-name="P11">Status do produto (0 – Inativo, 1 – Ativo)</text:p>
          </table:table-cell>
          <table:table-cell table:style-name="Table2.A1" office:value-type="string">
            <text:p text:style-name="P11">Int</text:p>
          </table:table-cell>
        </table:table-row>
        <table:table-row table:style-name="Table2.1">
          <table:table-cell table:style-name="Table2.A1" office:value-type="string">
            <text:p text:style-name="P11">SubstTributaria</text:p>
          </table:table-cell>
          <table:table-cell table:style-name="Table2.A1" office:value-type="string">
            <text:p text:style-name="P11">Indica se incide ICMS ST sobre o produto (0 – Não incide ICMS ST, 1 – Incide ICMS ST)</text:p>
          </table:table-cell>
          <table:table-cell table:style-name="Table2.A1" office:value-type="string">
            <text:p text:style-name="P11">Int</text:p>
          </table:table-cell>
        </table:table-row>
        <table:table-row table:style-name="Table2.1">
          <table:table-cell table:style-name="Table2.A1" office:value-type="string">
            <text:p text:style-name="P11">OrigemProduto</text:p>
          </table:table-cell>
          <table:table-cell table:style-name="Table2.A1" office:value-type="string">
            <text:p text:style-name="P11">Indica a origem do produto (Nacional, Importado, Adquirido no mercado interno, entre outros).</text:p>
          </table:table-cell>
          <table:table-cell table:style-name="Table2.A1" office:value-type="string">
            <text:p text:style-name="P11">String</text:p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EstoqueDisponivel</text:p>
          </table:table-cell>
          <table:table-cell table:style-name="Table2.A1" office:value-type="string">
            <text:p text:style-name="P11">Informa a quantidade em estoque disponível no momento da consulta limitando a 100 unidades, caso o produto tenha mais de 100 unidades o valor será 100. </text:p>
            <text:p text:style-name="P10"><text:span text:style-name="T7">Campo disponível somente no método </text:span><text:span text:style-name="T4">R</text:span><text:span text:style-name="T6">etornarListaProdutosEstoque</text:span></text:p>
          </table:table-cell>
          <table:table-cell table:style-name="Table2.A1" office:value-type="string">
            <text:p text:style-name="P11">Decimal</text:p>
          </table:table-cell>
        </table:table-row>
      </table:table>
      <text:p text:style-name="P2"><text:span text:style-name="T4">OBS: <text:s/>Para buscar as demais fotos do produto pode ser usado a mesma url que e retornado acrescentando apenas “-02”, “-03</text:span><text:bookmark text:name="_GoBack"/><text:span text:style-name="T4">” e assim por diante. Ex: </text:span></text:p>
      <text:p text:style-name="P11"><text:a xlink:type="simple" xlink:href="http://images.allnations.com.br/imagens/produtos/imagemSite.aspx?h=196&amp;l=246&amp;src=0048587" text:style-name="Internet_20_link" text:visited-style-name="Visited_20_Internet_20_Link"><text:span text:style-name="T4">http://images.allnations.com.br/imagens/produtos/imagemSite.aspx?h=196&amp;l=246&amp;src=0048587</text:span></text:a></text:p>
      <text:p text:style-name="P11"><text:a xlink:type="simple" xlink:href="http://images.allnations.com.br/imagens/produtos/imagemSite.aspx?h=196&amp;l=246&amp;src=0046902-02" text:style-name="Internet_20_link" text:visited-style-name="Visited_20_Internet_20_Link"><text:span text:style-name="T4">http://images.allnations.com.br/imagens/produtos/imagemSite.aspx?h=196&amp;l=246&amp;src=0048587-02</text:span></text:a></text:p>
      <text:p text:style-name="P11"><text:a xlink:type="simple" xlink:href="http://images.allnations.com.br/imagens/produtos/imagemSite.aspx?h=196&amp;l=246&amp;src=0046902-03" text:style-name="Internet_20_link" text:visited-style-name="Visited_20_Internet_20_Link"><text:span text:style-name="T4">http://images.allnations.com.br/imagens/produtos/imagemSite.aspx?h=196&amp;l=246&amp;src=0048587-03</text:span></text:a></text:p>
      <text:p text:style-name="P7"/>
      <text:p text:style-name="P2"><text:span text:style-name="T4">B) Método de consulta de disponibilidade - </text:span><text:span text:style-name="T6">consultaEstoqueProdutos</text:span></text:p>
      <text:p text:style-name="P2">11. Através deste método a Revenda poderá consultar a qualquer momento acerca da disponibilidade em estoque e preço atualizado do produto, <text:s/>basta informar o código do produto desejado. Para esse serviço, é interessante ser chamado a consulta de disponibilidade novamente pelo site da revenda, antes do cliente adicionar o produto em seu carrinho, de forma que se confirme se o mesmo continua disponivel no estoque da All Nations. Caso não seja informado o parâmetro CodigoProduto o retorno será de uma lista de todos os produtos que tiveram alteração apartir de uma determinada data </text:p>
      <text:p text:style-name="P3">12. Parâmetros recebidos pelo método <text:span text:style-name="T6">consultaEstoqueProdutos</text:span><text:span text:style-name="T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<text:span text:style-name="T4">Parâmetro</text:span></text:p>
          </table:table-cell>
          <table:table-cell table:style-name="Table3.A1" office:value-type="string">
            <text:p text:style-name="P11"><text:span text:style-name="T4">Descrição</text:span></text:p>
          </table:table-cell>
          <table:table-cell table:style-name="Table3.A1" office:value-type="string">
            <text:p text:style-name="P11"><text:span text:style-name="T4">Tipo</text:span></text:p>
          </table:table-cell>
        </table:table-row>
        <table:table-row table:style-name="Table3.1">
          <table:table-cell table:style-name="Table3.A1" office:value-type="string">
            <text:p text:style-name="P10">CodigoCliente</text:p>
          </table:table-cell>
          <table:table-cell table:style-name="Table3.A1" office:value-type="string">
            <text:p text:style-name="P10">Login do usuário</text:p>
          </table:table-cell>
          <table:table-cell table:style-name="Table3.A1" office:value-type="string">
            <text:p text:style-name="P10">String</text:p>
          </table:table-cell>
        </table:table-row>
        <table:table-row table:style-name="Table3.1">
          <table:table-cell table:style-name="Table3.A1" office:value-type="string">
            <text:p text:style-name="P10">Senha</text:p>
          </table:table-cell>
          <table:table-cell table:style-name="Table3.A1" office:value-type="string">
            <text:p text:style-name="P10">Senha do usuário</text:p>
          </table:table-cell>
          <table:table-cell table:style-name="Table3.A1" office:value-type="string">
            <text:p text:style-name="P10">String</text:p>
          </table:table-cell>
        </table:table-row>
        <text:soft-page-break/>
        <table:table-row table:style-name="Table3.1">
          <table:table-cell table:style-name="Table3.A1" office:value-type="string">
            <text:p text:style-name="P12">CodigoProduto</text:p>
          </table:table-cell>
          <table:table-cell table:style-name="Table3.A1" office:value-type="string">
            <text:p text:style-name="P10">Código identificador do produto a ser pesquisado</text:p>
          </table:table-cell>
          <table:table-cell table:style-name="Table3.A1" office:value-type="string">
            <text:p text:style-name="P10">String</text:p>
          </table:table-cell>
        </table:table-row>
        <table:table-row table:style-name="Table3.1">
          <table:table-cell table:style-name="Table3.A1" office:value-type="string">
            <text:p text:style-name="P12">Data</text:p>
          </table:table-cell>
          <table:table-cell table:style-name="Table3.A1" office:value-type="string">
            <text:p text:style-name="P10">Informar a Data inicial para pesquisa</text:p>
          </table:table-cell>
          <table:table-cell table:style-name="Table3.A1" office:value-type="string">
            <text:p text:style-name="P10">DateTime</text:p>
          </table:table-cell>
        </table:table-row>
      </table:table>
      <text:p text:style-name="P1">13. Retorno do método: 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4">Variável</text:span></text:p>
          </table:table-cell>
          <table:table-cell table:style-name="Table4.A1" office:value-type="string">
            <text:p text:style-name="P10"><text:span text:style-name="T4">Descrição</text:span></text:p>
          </table:table-cell>
          <table:table-cell table:style-name="Table4.A1" office:value-type="string">
            <text:p text:style-name="P10"><text:span text:style-name="T4">Tipo</text:span></text:p>
          </table:table-cell>
        </table:table-row>
        <table:table-row table:style-name="Table4.1">
          <table:table-cell table:style-name="Table4.A1" office:value-type="string">
            <text:p text:style-name="P10">Codigo</text:p>
          </table:table-cell>
          <table:table-cell table:style-name="Table4.A1" office:value-type="string">
            <text:p text:style-name="P10">Identificador do produto</text:p>
          </table:table-cell>
          <table:table-cell table:style-name="Table4.A1" office:value-type="string">
            <text:p text:style-name="P10">String</text:p>
          </table:table-cell>
        </table:table-row>
        <table:table-row table:style-name="Table4.1">
          <table:table-cell table:style-name="Table4.A1" office:value-type="string">
            <text:p text:style-name="P10">PrecoRevenda</text:p>
          </table:table-cell>
          <table:table-cell table:style-name="Table4.A1" office:value-type="string">
            <text:p text:style-name="P10">Preço praticado da All Nations para a revenda</text:p>
          </table:table-cell>
          <table:table-cell table:style-name="Table4.A1" office:value-type="string">
            <text:p text:style-name="P10">Decimal</text:p>
          </table:table-cell>
        </table:table-row>
        <table:table-row table:style-name="Table4.1">
          <table:table-cell table:style-name="Table4.A1" office:value-type="string">
            <text:p text:style-name="P10">PrecoSemST</text:p>
          </table:table-cell>
          <table:table-cell table:style-name="Table4.A1" office:value-type="string">
            <text:p text:style-name="P11">Preço praticado da All Nations para a Revenda sem ST</text:p>
            <text:p text:style-name="P10"><text:span text:style-name="T7">Campo disponível somente no método </text:span><text:span text:style-name="T4">R</text:span><text:span text:style-name="T6">etornarListaProdutosEstoque</text:span></text:p>
          </table:table-cell>
          <table:table-cell table:style-name="Table4.A1" office:value-type="string">
            <text:p text:style-name="P10">Decimal</text:p>
          </table:table-cell>
        </table:table-row>
        <table:table-row table:style-name="Table4.1">
          <table:table-cell table:style-name="Table4.A1" office:value-type="string">
            <text:p text:style-name="P10">Disponivel</text:p>
          </table:table-cell>
          <table:table-cell table:style-name="Table4.A1" office:value-type="string">
            <text:p text:style-name="P10">Situação do produto (False – Indisponível no momento, True – Disponível em estoque)</text:p>
          </table:table-cell>
          <table:table-cell table:style-name="Table4.A1" office:value-type="string">
            <text:p text:style-name="P10">Boolean</text:p>
          </table:table-cell>
        </table:table-row>
        <table:table-row table:style-name="Table4.1">
          <table:table-cell table:style-name="Table4.A1" office:value-type="string">
            <text:p text:style-name="P10">Estoque</text:p>
          </table:table-cell>
          <table:table-cell table:style-name="Table4.A1" office:value-type="string">
            <text:p text:style-name="P10">Informa o estoque de origem do produto (atualmente RJ, SC ou ES)</text:p>
          </table:table-cell>
          <table:table-cell table:style-name="Table4.A1" office:value-type="string">
            <text:p text:style-name="P10">String</text:p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>Ativo</text:p>
          </table:table-cell>
          <table:table-cell table:style-name="Table4.A1" office:value-type="string">
            <text:p text:style-name="P10">Status do produto (0 – Inativo, 1 – Ativo)</text:p>
          </table:table-cell>
          <table:table-cell table:style-name="Table4.A1" office:value-type="string">
            <text:p text:style-name="P10">Int</text:p>
          </table:table-cell>
        </table:table-row>
        <table:table-row table:style-name="Table4.1">
          <table:table-cell table:style-name="Table4.A1" office:value-type="string">
            <text:p text:style-name="P10">EstoqueDisponivel</text:p>
          </table:table-cell>
          <table:table-cell table:style-name="Table4.A1" office:value-type="string">
            <text:p text:style-name="P10">Informa a quantidade em estoque disponível no momento da consulta limitando a 100 unidades, caso o produto tenha mais de 100 unidades o valor será 100</text:p>
          </table:table-cell>
          <table:table-cell table:style-name="Table4.A1" office:value-type="string">
            <text:p text:style-name="P10">Decimal</text:p>
          </table:table-cell>
        </table:table-row>
      </table:table>
      <text:p text:style-name="P1"><text:span text:style-name="T4">C) Método para consultar os endereços de entrega cadastrados para o Cliente - </text:span><text:span text:style-name="T6">RetornarEndereco</text:span></text:p>
      <text:p text:style-name="P1">14. Neste método é possível consultar quais endereços de entrega estão cadastrados para o cliente ao qual vai ser emitida a NF, vai retornar os dados e uma chave ( UKEY ) a qual deverá ser informada na hora de inserir ou confirmar a reserva.</text:p>
      <text:p text:style-name="P3">Parâmetros recebidos pelo método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4">Parâmetro</text:span></text:p>
          </table:table-cell>
          <table:table-cell table:style-name="Table5.A1" office:value-type="string">
            <text:p text:style-name="P11"><text:span text:style-name="T4">Descrição</text:span></text:p>
          </table:table-cell>
          <table:table-cell table:style-name="Table5.A1" office:value-type="string">
            <text:p text:style-name="P11"><text:span text:style-name="T4">Tipo</text:span></text:p>
          </table:table-cell>
        </table:table-row>
        <table:table-row table:style-name="Table5.1">
          <table:table-cell table:style-name="Table5.A1" office:value-type="string">
            <text:p text:style-name="P10">CodigoCliente</text:p>
          </table:table-cell>
          <table:table-cell table:style-name="Table5.A1" office:value-type="string">
            <text:p text:style-name="P10">Login do usuário</text:p>
          </table:table-cell>
          <table:table-cell table:style-name="Table5.A1" office:value-type="string">
            <text:p text:style-name="P10">String</text:p>
          </table:table-cell>
        </table:table-row>
        <table:table-row table:style-name="Table5.1">
          <table:table-cell table:style-name="Table5.A1" office:value-type="string">
            <text:p text:style-name="P11">Senha</text:p>
          </table:table-cell>
          <table:table-cell table:style-name="Table5.A1" office:value-type="string">
            <text:p text:style-name="P11">Senha do usuário</text:p>
          </table:table-cell>
          <table:table-cell table:style-name="Table5.A1" office:value-type="string">
            <text:p text:style-name="P11">String</text:p>
          </table:table-cell>
        </table:table-row>
        <table:table-row table:style-name="Table5.1">
          <table:table-cell table:style-name="Table5.A1" office:value-type="string">
            <text:p text:style-name="P11">CNPJCPF</text:p>
          </table:table-cell>
          <table:table-cell table:style-name="Table5.A1" office:value-type="string">
            <text:p text:style-name="P11">CNPJ ou CPF do cliente a ser consultado (sem formatação)</text:p>
          </table:table-cell>
          <table:table-cell table:style-name="Table5.A1" office:value-type="string">
            <text:p text:style-name="P11">String</text:p>
          </table:table-cell>
        </table:table-row>
      </table:table>
      <text:p text:style-name="P6"/>
      <text:p text:style-name="P1"><text:span text:style-name="T4">D) Método para adicionar </text:span><text:a xlink:type="simple" xlink:href="http://webservices2.allnations.com.br/wsIntEstoqueClientes/ServicoReservasPedidos.asmx?op=InserirReserva" text:style-name="Internet_20_link" text:visited-style-name="Visited_20_Internet_20_Link"><text:span text:style-name="T4">reserva</text:span></text:a><text:span text:style-name="T4"> - </text:span><text:span text:style-name="T6">inserirReserva</text:span></text:p>
      <text:p text:style-name="P1">15. Neste método é possível reservar produtos em nosso estoque na medida em que os pedidos dos clientes finais forem finalizados no site da revenda. Estas reservas ficarão aguardando a confirmação por parte da revenda (após o pagamento pelo cliente final) ou, o cancelamento.</text:p>
      <text:p text:style-name="P1"><text:soft-page-break/>16. O site da revenda deverá chamar esse método para cada produto lançado no pedido. Feito isso, o Webservice verificará novamente se o produto está disponível e se é possível atender a quantidade solicitada. </text:p>
      <text:p text:style-name="P1">17.<text:span text:style-name="T10"> </text:span>A quantidade máxima possível de reserva por part number de produto é de até <text:span text:style-name="T11">5 peças por cliente final.</text:span></text:p>
      <text:p text:style-name="P1">18. A finalização de um pedido no site da Revenda gera automaticamente uma reserva de produto no sistema da All Nations. Esta reserva deve ser concluída (confirmada ou cancelada) em até <text:span text:style-name="T11">96 horas</text:span>, caso contrário, a mesma será automaticamente confirmada pelo sistema da All Nations, virando um pedido para o vendedor da conta.</text:p>
      <text:p text:style-name="P1">19. O período de corte (horário em que a reserva confirmada pela Revenda ou que tenha completado 96 horas, vira efetivamente um pedido para o vendedor) acontece sempre às 9 hrs e às 15:00 hrs de todos os dias úteis (segunda a sexta-feira).</text:p>
      <text:p text:style-name="P2">20. O pedido gerado conterá apenas o(s) produto(s) que esteja(m) dentro da regra pertinente: com 96 horas completadas ou confirmado(s) antes desse prazo pela Revenda.</text:p>
      <text:p text:style-name="P2">21. O pedido gerado cairá para o vendedor responsável pela Revenda e terá até 24 horas para ser liberado para faturamento (mediante confirmação das condições de pagamento por parte da revenda), caso contrário, ele será excluído automaticamente pelo sistema All Nations.</text:p>
      <text:p text:style-name="P2">22. Sendo liberado para faturamento, a Revenda estará obrigada a realizar o pagamento da mercadoria, não sendo possível o cancelamento, suspensão ou remissão da cobrança, bem como não será aceita a devolução do produto, que será devidamente entregue na Revenda conforme determinado na reserva prévia.</text:p>
      <text:p text:style-name="P4">23. Parâmetros recebidos pelo método <text:span text:style-name="T6">inserirReserva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<text:span text:style-name="T4">Parâmetro</text:span></text:p>
          </table:table-cell>
          <table:table-cell table:style-name="Table6.A1" office:value-type="string">
            <text:p text:style-name="P10"><text:span text:style-name="T4">Descrição</text:span></text:p>
          </table:table-cell>
          <table:table-cell table:style-name="Table6.A1" office:value-type="string">
            <text:p text:style-name="P10"><text:span text:style-name="T4">Tipo</text:span></text:p>
          </table:table-cell>
        </table:table-row>
        <table:table-row table:style-name="Table6.1">
          <table:table-cell table:style-name="Table6.A1" office:value-type="string">
            <text:p text:style-name="P10">CodigoCliente</text:p>
          </table:table-cell>
          <table:table-cell table:style-name="Table6.A1" office:value-type="string">
            <text:p text:style-name="P10">Login do usuário</text:p>
          </table:table-cell>
          <table:table-cell table:style-name="Table6.A1" office:value-type="string">
            <text:p text:style-name="P10">String</text:p>
          </table:table-cell>
        </table:table-row>
        <table:table-row table:style-name="Table6.1">
          <table:table-cell table:style-name="Table6.A1" office:value-type="string">
            <text:p text:style-name="P10">Senha</text:p>
          </table:table-cell>
          <table:table-cell table:style-name="Table6.A1" office:value-type="string">
            <text:p text:style-name="P10">Senha do usuário</text:p>
          </table:table-cell>
          <table:table-cell table:style-name="Table6.A1" office:value-type="string">
            <text:p text:style-name="P10">String</text:p>
          </table:table-cell>
        </table:table-row>
        <table:table-row table:style-name="Table6.1">
          <table:table-cell table:style-name="Table6.A1" office:value-type="string">
            <text:p text:style-name="P12">PedidoCliente</text:p>
          </table:table-cell>
          <table:table-cell table:style-name="Table6.A1" office:value-type="string">
            <text:p text:style-name="P10">Identificador do pedido no site da revenda</text:p>
          </table:table-cell>
          <table:table-cell table:style-name="Table6.A1" office:value-type="string">
            <text:p text:style-name="P10">String</text:p>
          </table:table-cell>
        </table:table-row>
        <table:table-row table:style-name="Table6.1">
          <table:table-cell table:style-name="Table6.A1" office:value-type="string">
            <text:p text:style-name="P12">CodigoProduto</text:p>
          </table:table-cell>
          <table:table-cell table:style-name="Table6.A1" office:value-type="string">
            <text:p text:style-name="P10">Identificador do item</text:p>
          </table:table-cell>
          <table:table-cell table:style-name="Table6.A1" office:value-type="string">
            <text:p text:style-name="P10">String</text:p>
          </table:table-cell>
        </table:table-row>
        <table:table-row table:style-name="Table6.1">
          <table:table-cell table:style-name="Table6.A1" office:value-type="string">
            <text:p text:style-name="P12">Qtd</text:p>
          </table:table-cell>
          <table:table-cell table:style-name="Table6.A1" office:value-type="string">
            <text:p text:style-name="P10">Quantidade a reservar (máximo de 10 peças por item)</text:p>
          </table:table-cell>
          <table:table-cell table:style-name="Table6.A1" office:value-type="string">
            <text:p text:style-name="P10">Integer</text:p>
          </table:table-cell>
        </table:table-row>
      </table:table>
      <text:p text:style-name="P2">24. Este método não tem variavel de retorno. Em caso de erro será disparada uma mensagem de exceção.</text:p>
      <text:p text:style-name="P1"><text:span text:style-name="T4">E) Método para adicionar </text:span><text:a xlink:type="simple" xlink:href="http://webservices2.allnations.com.br/wsIntEstoqueClientes/ServicoReservasPedidos.asmx?op=InserirReserva" text:style-name="Internet_20_link" text:visited-style-name="Visited_20_Internet_20_Link"><text:span text:style-name="T4">reserva</text:span></text:a><text:span text:style-name="T4"> de Faturamento Direto – </text:span><text:span text:style-name="T6">inserirReservaFatDir</text:span></text:p>
      <text:p text:style-name="P1"><text:soft-page-break/>25. Mesma função do método <text:span text:style-name="T6">inserirReserva, </text:span>porém com alguns parametros a mais referente aos dados do faturamento direto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"><text:span text:style-name="T4">Parâmetro</text:span></text:p>
          </table:table-cell>
          <table:table-cell table:style-name="Table7.A1" office:value-type="string">
            <text:p text:style-name="P10"><text:span text:style-name="T4">Descrição</text:span></text:p>
          </table:table-cell>
          <table:table-cell table:style-name="Table7.A1" office:value-type="string">
            <text:p text:style-name="P10"><text:span text:style-name="T4">Tipo</text:span></text:p>
          </table:table-cell>
        </table:table-row>
        <table:table-row table:style-name="Table7.1">
          <table:table-cell table:style-name="Table7.A1" office:value-type="string">
            <text:p text:style-name="P10">CodigoCliente</text:p>
          </table:table-cell>
          <table:table-cell table:style-name="Table7.A1" office:value-type="string">
            <text:p text:style-name="P10">Login do usuário</text:p>
          </table:table-cell>
          <table:table-cell table:style-name="Table7.A1" office:value-type="string">
            <text:p text:style-name="P10">String</text:p>
          </table:table-cell>
        </table:table-row>
        <table:table-row table:style-name="Table7.1">
          <table:table-cell table:style-name="Table7.A1" office:value-type="string">
            <text:p text:style-name="P10">Senha</text:p>
          </table:table-cell>
          <table:table-cell table:style-name="Table7.A1" office:value-type="string">
            <text:p text:style-name="P10">Senha do usuário</text:p>
          </table:table-cell>
          <table:table-cell table:style-name="Table7.A1" office:value-type="string">
            <text:p text:style-name="P10">String</text:p>
          </table:table-cell>
        </table:table-row>
        <table:table-row table:style-name="Table7.1">
          <table:table-cell table:style-name="Table7.A1" office:value-type="string">
            <text:p text:style-name="P12">PedidoCliente</text:p>
          </table:table-cell>
          <table:table-cell table:style-name="Table7.A1" office:value-type="string">
            <text:p text:style-name="P10">Identificador do pedido no site da revenda</text:p>
          </table:table-cell>
          <table:table-cell table:style-name="Table7.A1" office:value-type="string">
            <text:p text:style-name="P10">String</text:p>
          </table:table-cell>
        </table:table-row>
        <table:table-row table:style-name="Table7.1">
          <table:table-cell table:style-name="Table7.A1" office:value-type="string">
            <text:p text:style-name="P12">CodigoProduto</text:p>
          </table:table-cell>
          <table:table-cell table:style-name="Table7.A1" office:value-type="string">
            <text:p text:style-name="P10">Identificador do item</text:p>
          </table:table-cell>
          <table:table-cell table:style-name="Table7.A1" office:value-type="string">
            <text:p text:style-name="P10">String</text:p>
          </table:table-cell>
        </table:table-row>
        <table:table-row table:style-name="Table7.1">
          <table:table-cell table:style-name="Table7.A1" office:value-type="string">
            <text:p text:style-name="P12">Qtd</text:p>
          </table:table-cell>
          <table:table-cell table:style-name="Table7.A1" office:value-type="string">
            <text:p text:style-name="P10">Quantidade a reservar (máximo de 10 peças por item)</text:p>
          </table:table-cell>
          <table:table-cell table:style-name="Table7.A1" office:value-type="string">
            <text:p text:style-name="P10">Integer</text:p>
          </table:table-cell>
        </table:table-row>
        <table:table-row table:style-name="Table7.1">
          <table:table-cell table:style-name="Table7.A1" office:value-type="string">
            <text:p text:style-name="P12">CNPJ_CPF</text:p>
          </table:table-cell>
          <table:table-cell table:style-name="Table7.A1" office:value-type="string">
            <text:p text:style-name="P10">CNPJ ou CPF do cliente para qual será emitida a NF</text:p>
          </table:table-cell>
          <table:table-cell table:style-name="Table7.A1" office:value-type="string">
            <text:p text:style-name="P10">String</text:p>
          </table:table-cell>
        </table:table-row>
        <table:table-row table:style-name="Table7.1">
          <table:table-cell table:style-name="Table7.A1" office:value-type="string">
            <text:p text:style-name="P12">Valor Venda</text:p>
          </table:table-cell>
          <table:table-cell table:style-name="Table7.A1" office:value-type="string">
            <text:p text:style-name="P10">Valor de venda para constar na NF</text:p>
          </table:table-cell>
          <table:table-cell table:style-name="Table7.A1" office:value-type="string">
            <text:p text:style-name="P10">Decimal</text:p>
          </table:table-cell>
        </table:table-row>
        <table:table-row table:style-name="Table7.1">
          <table:table-cell table:style-name="Table7.A1" office:value-type="string">
            <text:p text:style-name="P12">Endereco</text:p>
          </table:table-cell>
          <table:table-cell table:style-name="Table7.A1" office:value-type="string">
            <text:p text:style-name="P10">Chave ( UKEY) do Endereço de entrega obtido pelo método <text:span text:style-name="T6">RetornarEnderecos</text:span></text:p>
          </table:table-cell>
          <table:table-cell table:style-name="Table7.A1" office:value-type="string">
            <text:p text:style-name="P10">String</text:p>
          </table:table-cell>
        </table:table-row>
      </table:table>
      <text:p text:style-name="P7"/>
      <text:p text:style-name="P2"><text:span text:style-name="T4">F) Método de confirmação de reservas – C</text:span><text:span text:style-name="T6">onfirmarReserva e confirmarReservaFatDir</text:span></text:p>
      <text:p text:style-name="P2">26. Ao identificar o pagamento de seus pedidos por parte do cliente final, a revenda deverá informar à All Nations que o pedido está confirmado para que os produtos sejam preparados para envio. </text:p>
      <text:p text:style-name="P2">27. Reitere-se que <text:span text:style-name="T11">se a reserva atingir o máximo de 96 horas sem comando, a mesma será confirmada automaticamente pela All Nations e virará um pedido de vendas.</text:span></text:p>
      <text:p text:style-name="P3">28. Parâmetros recebidos pelo método <text:span text:style-name="T6">ConfirmarReserva e ConfirmarReservaFatDir</text:span>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<text:span text:style-name="T4">Parâmetro</text:span></text:p>
          </table:table-cell>
          <table:table-cell table:style-name="Table8.A1" office:value-type="string">
            <text:p text:style-name="P11"><text:span text:style-name="T4">Descrição</text:span></text:p>
          </table:table-cell>
          <table:table-cell table:style-name="Table8.A1" office:value-type="string">
            <text:p text:style-name="P11"><text:span text:style-name="T4">Tipo</text:span></text:p>
          </table:table-cell>
        </table:table-row>
        <table:table-row table:style-name="Table8.1">
          <table:table-cell table:style-name="Table8.A1" office:value-type="string">
            <text:p text:style-name="P10">CodigoCliente</text:p>
          </table:table-cell>
          <table:table-cell table:style-name="Table8.A1" office:value-type="string">
            <text:p text:style-name="P10">Login do usuário</text:p>
          </table:table-cell>
          <table:table-cell table:style-name="Table8.A1" office:value-type="string">
            <text:p text:style-name="P10">String</text:p>
          </table:table-cell>
        </table:table-row>
        <table:table-row table:style-name="Table8.1">
          <table:table-cell table:style-name="Table8.A1" office:value-type="string">
            <text:p text:style-name="P10">Senha</text:p>
          </table:table-cell>
          <table:table-cell table:style-name="Table8.A1" office:value-type="string">
            <text:p text:style-name="P10">Senha do usuário</text:p>
          </table:table-cell>
          <table:table-cell table:style-name="Table8.A1" office:value-type="string">
            <text:p text:style-name="P10">String</text:p>
          </table:table-cell>
        </table:table-row>
        <table:table-row table:style-name="Table8.1">
          <table:table-cell table:style-name="Table8.A1" office:value-type="string">
            <text:p text:style-name="P12">PedidoCliente</text:p>
          </table:table-cell>
          <table:table-cell table:style-name="Table8.A1" office:value-type="string">
            <text:p text:style-name="P10">Identificador do pedido confirmado pela revenda </text:p>
          </table:table-cell>
          <table:table-cell table:style-name="Table8.A1" office:value-type="string">
            <text:p text:style-name="P10">String</text:p>
          </table:table-cell>
        </table:table-row>
        <table:table-row table:style-name="Table8.1">
          <table:table-cell table:style-name="Table8.A1" office:value-type="string">
            <text:p text:style-name="P12">Endereco</text:p>
          </table:table-cell>
          <table:table-cell table:style-name="Table8.A1" office:value-type="string">
            <text:p text:style-name="P10">Chave ( UKEY) do Endereço de entrega obtido pelo método <text:span text:style-name="T6">RetornarEnderecos, (</text:span><text:span text:style-name="T9">somente no método ConfirmarReservaFatDir</text:span><text:span text:style-name="T6"> )</text:span></text:p>
          </table:table-cell>
          <table:table-cell table:style-name="Table8.A1" office:value-type="string">
            <text:p text:style-name="P10">String</text:p>
          </table:table-cell>
        </table:table-row>
      </table:table>
      <text:p text:style-name="P2">29. Este método não tem variável de retorno. Em caso de erro será disparada uma mensagem de exceção para o site da Revenda.</text:p>
      <text:p text:style-name="P2"><text:span text:style-name="T4">G) Método para cancelamento de reservas - Método </text:span><text:span text:style-name="T6">cancelarReserva</text:span><text:span text:style-name="T4"> </text:span></text:p>
      <text:p text:style-name="P2"><text:soft-page-break/>30. Para os casos de desistência por parte do cliente final ou não identificação do pagamento, a revenda deverá informar a All Nations que a reserva será cancelada em até 120 horas. Feito isso a All Nations deixará os produtos do pedido disponível novamente para vendas na All Nations.</text:p>
      <text:p text:style-name="P3">31. Parâmetros recebidos pelo método <text:span text:style-name="T4">c</text:span><text:a xlink:type="simple" xlink:href="http://webservices2.allnations.com.br/wsIntEstoqueClientes/ServicoReservasPedidos.asmx?op=ConsultarEstoqueProduto" text:style-name="Internet_20_link" text:visited-style-name="Visited_20_Internet_20_Link"><text:span text:style-name="T6">ancelarReserva</text:span></text:a>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"><text:span text:style-name="T4">Parâmetro</text:span></text:p>
          </table:table-cell>
          <table:table-cell table:style-name="Table9.A1" office:value-type="string">
            <text:p text:style-name="P11"><text:span text:style-name="T4">Descrição</text:span></text:p>
          </table:table-cell>
          <table:table-cell table:style-name="Table9.A1" office:value-type="string">
            <text:p text:style-name="P11"><text:span text:style-name="T4">Tipo</text:span></text:p>
          </table:table-cell>
        </table:table-row>
        <table:table-row table:style-name="Table9.1">
          <table:table-cell table:style-name="Table9.A1" office:value-type="string">
            <text:p text:style-name="P10">CodigoCliente</text:p>
          </table:table-cell>
          <table:table-cell table:style-name="Table9.A1" office:value-type="string">
            <text:p text:style-name="P10">Login do usuário</text:p>
          </table:table-cell>
          <table:table-cell table:style-name="Table9.A1" office:value-type="string">
            <text:p text:style-name="P10">String</text:p>
          </table:table-cell>
        </table:table-row>
        <table:table-row table:style-name="Table9.1">
          <table:table-cell table:style-name="Table9.A1" office:value-type="string">
            <text:p text:style-name="P10">Senha</text:p>
          </table:table-cell>
          <table:table-cell table:style-name="Table9.A1" office:value-type="string">
            <text:p text:style-name="P10">Senha do usuário</text:p>
          </table:table-cell>
          <table:table-cell table:style-name="Table9.A1" office:value-type="string">
            <text:p text:style-name="P10">String</text:p>
          </table:table-cell>
        </table:table-row>
        <table:table-row table:style-name="Table9.1">
          <table:table-cell table:style-name="Table9.A1" office:value-type="string">
            <text:p text:style-name="P10">PedidoCliente</text:p>
          </table:table-cell>
          <table:table-cell table:style-name="Table9.A1" office:value-type="string">
            <text:p text:style-name="P10">Identificador do pedido cancelado pela revenda </text:p>
          </table:table-cell>
          <table:table-cell table:style-name="Table9.A1" office:value-type="string">
            <text:p text:style-name="P10">String</text:p>
          </table:table-cell>
        </table:table-row>
      </table:table>
      <text:p text:style-name="P2">32. Este método não tem variável de retorno. Em caso de erro será disparado uma mensagem de exceção para o site da revenda.</text:p>
      <text:p text:style-name="P2">H<text:span text:style-name="T4">) Método para cancelamento de reservas - Método </text:span><text:span text:style-name="T6">RetornarReserva</text:span><text:span text:style-name="T4">s</text:span></text:p>
      <text:p text:style-name="P2">33. Método usado para consultar as reservas cadastradas.</text:p>
      <text:p text:style-name="P3">34. Parâmetros recebidos pelo método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<text:span text:style-name="T4">Parâmetro</text:span></text:p>
          </table:table-cell>
          <table:table-cell table:style-name="Table10.A1" office:value-type="string">
            <text:p text:style-name="P11"><text:span text:style-name="T4">Descrição</text:span></text:p>
          </table:table-cell>
          <table:table-cell table:style-name="Table10.A1" office:value-type="string">
            <text:p text:style-name="P11"><text:span text:style-name="T4">Tipo</text:span></text:p>
          </table:table-cell>
        </table:table-row>
        <table:table-row table:style-name="Table10.1">
          <table:table-cell table:style-name="Table10.A1" office:value-type="string">
            <text:p text:style-name="P10">CodigoCliente</text:p>
          </table:table-cell>
          <table:table-cell table:style-name="Table10.A1" office:value-type="string">
            <text:p text:style-name="P10">Login do usuário</text:p>
          </table:table-cell>
          <table:table-cell table:style-name="Table10.A1" office:value-type="string">
            <text:p text:style-name="P10">String</text:p>
          </table:table-cell>
        </table:table-row>
        <table:table-row table:style-name="Table10.1">
          <table:table-cell table:style-name="Table10.A1" office:value-type="string">
            <text:p text:style-name="P10">Senha</text:p>
          </table:table-cell>
          <table:table-cell table:style-name="Table10.A1" office:value-type="string">
            <text:p text:style-name="P10">Senha do usuário</text:p>
          </table:table-cell>
          <table:table-cell table:style-name="Table10.A1" office:value-type="string">
            <text:p text:style-name="P10">String</text:p>
          </table:table-cell>
        </table:table-row>
        <table:table-row table:style-name="Table10.1">
          <table:table-cell table:style-name="Table10.A1" office:value-type="string">
            <text:p text:style-name="P10">PedidoCliente</text:p>
          </table:table-cell>
          <table:table-cell table:style-name="Table10.A1" office:value-type="string">
            <text:p text:style-name="P10">Identificador do pedido na revenda a ser consultado, se não informado ira retornar todas as reservas.</text:p>
          </table:table-cell>
          <table:table-cell table:style-name="Table10.A1" office:value-type="string">
            <text:p text:style-name="P10">String</text:p>
          </table:table-cell>
        </table:table-row>
      </table:table>
      <text:p text:style-name="P2">Retorno:</text:p>
      <text:p text:style-name="P2">Status: <text:s/>1 – Pendente, 2 – Confirmada, 4 – Cancelada;</text:p>
      <text:p text:style-name="P2"><text:span text:style-name="T4">I) Método para cadastramento de clientes – Método <text:s/></text:span><text:span text:style-name="T6">CadastrarCliente</text:span></text:p>
      <text:p text:style-name="P2">35. Este métido é usado para cadastrar os clientes finais para os quais a Revenda vai efetuar as vendas (faturamento direto)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<text:span text:style-name="T4">Parâmetro</text:span></text:p>
          </table:table-cell>
          <table:table-cell table:style-name="Table11.A1" office:value-type="string">
            <text:p text:style-name="P11"><text:span text:style-name="T4">Descrição</text:span></text:p>
          </table:table-cell>
          <table:table-cell table:style-name="Table11.A1" office:value-type="string">
            <text:p text:style-name="P11"><text:span text:style-name="T4">Tipo</text:span></text:p>
          </table:table-cell>
        </table:table-row>
        <table:table-row table:style-name="Table11.1">
          <table:table-cell table:style-name="Table11.A1" office:value-type="string">
            <text:p text:style-name="P10">CodigoCliente</text:p>
          </table:table-cell>
          <table:table-cell table:style-name="Table11.A1" office:value-type="string">
            <text:p text:style-name="P10">Login do usuário</text:p>
          </table:table-cell>
          <table:table-cell table:style-name="Table11.A1" office:value-type="string">
            <text:p text:style-name="P10">String</text:p>
          </table:table-cell>
        </table:table-row>
        <table:table-row table:style-name="Table11.1">
          <table:table-cell table:style-name="Table11.A1" office:value-type="string">
            <text:p text:style-name="P10">Senha</text:p>
          </table:table-cell>
          <table:table-cell table:style-name="Table11.A1" office:value-type="string">
            <text:p text:style-name="P10">Senha do usuário</text:p>
          </table:table-cell>
          <table:table-cell table:style-name="Table11.A1" office:value-type="string">
            <text:p text:style-name="P10">String</text:p>
          </table:table-cell>
        </table:table-row>
        <table:table-row table:style-name="Table11.1">
          <table:table-cell table:style-name="Table11.A1" office:value-type="string">
            <text:p text:style-name="P10">Dados do Cliente</text:p>
          </table:table-cell>
          <table:table-cell table:style-name="Table11.A1" office:value-type="string">
            <text:p text:style-name="P10">String XML com os dados do cliente cfe modelo abaixo.</text:p>
          </table:table-cell>
          <table:table-cell table:style-name="Table11.A1" office:value-type="string">
            <text:p text:style-name="P10">String</text:p>
          </table:table-cell>
        </table:table-row>
      </table:table>
      <text:p text:style-name="P13"/>
      <text:p text:style-name="P11"><text:span text:style-name="T4">&lt;?xml version="1.0" encoding="windows-1252"?&gt;</text:span></text:p>
      <text:p text:style-name="P11"><text:soft-page-break/><text:span text:style-name="T4">&lt;clientes&gt;</text:span></text:p>
      <text:p text:style-name="P11"><text:span text:style-name="T4"><text:s text:c="7"/>&lt;cliente&gt;</text:span></text:p>
      <text:p text:style-name="P11"><text:span text:style-name="T4"><text:tab/> <text:s text:c="3"/>&lt;CNPJRevenda&gt;12802012000100&lt;/ CNPJRevenda &gt;</text:span></text:p>
      <text:p text:style-name="P11"><text:span text:style-name="T4"><text:tab/> <text:s text:c="3"/>&lt;CNPJCPF&gt;12345678901&lt;/CNPJCPF&gt;</text:span></text:p>
      <text:p text:style-name="P11"><text:span text:style-name="T4"><text:tab/> <text:s text:c="3"/>&lt;nomefantasia&gt;CLIENTE DE TESTE&lt;/nomefantasia&gt;</text:span></text:p>
      <text:p text:style-name="P11"><text:span text:style-name="T4"><text:tab/> <text:s text:c="3"/>&lt;razaosocial&gt; CLIENTE DE TESTE &lt;/razaosocial&gt;</text:span></text:p>
      <text:p text:style-name="P11"><text:span text:style-name="T4"><text:tab/> <text:s text:c="3"/>&lt;endereco&gt;Rua Professor &lt;/endereco&gt;</text:span></text:p>
      <text:p text:style-name="P11"><text:span text:style-name="T4"><text:s text:c="18"/>&lt;numero&gt;21&lt;/numero&gt;</text:span></text:p>
      <text:p text:style-name="P11"><text:span text:style-name="T4"><text:tab/> <text:s text:c="3"/>&lt;complemento&gt;Apto 404&lt;/complemento&gt;</text:span></text:p>
      <text:p text:style-name="P11"><text:span text:style-name="T4"><text:tab/> <text:s text:c="3"/>&lt;bairro&gt;Centro&lt;/bairro&gt;</text:span></text:p>
      <text:p text:style-name="P11"><text:span text:style-name="T4"><text:tab/> <text:s text:c="3"/>&lt;cidade&gt;Florianópolis&lt;/cidade&gt;</text:span></text:p>
      <text:p text:style-name="P11"><text:span text:style-name="T4"><text:tab/> <text:s text:c="3"/>&lt;estado&gt;SC&lt;/estado&gt;</text:span></text:p>
      <text:p text:style-name="P11"><text:span text:style-name="T4"><text:tab/> <text:s text:c="3"/>&lt;cep&gt;88090-000&lt;/cep&gt;</text:span></text:p>
      <text:p text:style-name="P11"><text:span text:style-name="T4"><text:tab/> <text:s text:c="3"/>&lt;inscricaoestadual&gt;&lt;/inscricaoestadual&gt;</text:span></text:p>
      <text:p text:style-name="P11"><text:span text:style-name="T4"><text:tab/> <text:s text:c="3"/>&lt;DDDprincipal&gt;48&lt;/DDDprincipal&gt;</text:span></text:p>
      <text:p text:style-name="P11"><text:span text:style-name="T4"><text:tab/> <text:s text:c="3"/>&lt;telefoneprincipal&gt;32411012&lt;/telefoneprincipal&gt;</text:span></text:p>
      <text:p text:style-name="P11"><text:span text:style-name="T4"><text:tab/> <text:s text:c="3"/>&lt;contatoprincipal&gt;Rogerio&lt;/contatoprincipal&gt;</text:span></text:p>
      <text:p text:style-name="P11"><text:span text:style-name="T4"><text:tab/> <text:s text:c="3"/>&lt;DDDsecundario&gt;48&lt;/DDDsecundario&gt;</text:span></text:p>
      <text:p text:style-name="P11"><text:span text:style-name="T4"><text:tab/> <text:s text:c="3"/>&lt;telefonesecundario&gt;32411012&lt;/telefonesecundario&gt;</text:span></text:p>
      <text:p text:style-name="P11"><text:span text:style-name="T4"><text:tab/> <text:s text:c="3"/>&lt;contatosecundario&gt;Rogerio&lt;/contatosecundario&gt;</text:span></text:p>
      <text:p text:style-name="P11"><text:span text:style-name="T4"><text:tab/> <text:s text:c="3"/>&lt;email&gt;rogerio@teste.com&lt;/email&gt;</text:span></text:p>
      <text:p text:style-name="P11"><text:span text:style-name="T4"><text:tab/> <text:s text:c="3"/>&lt;obs&gt;observacao&lt;/obs&gt;</text:span></text:p>
      <text:p text:style-name="P11"><text:span text:style-name="T4"><text:s text:c="9"/>&lt;/cliente&gt;</text:span></text:p>
      <text:p text:style-name="P11"><text:span text:style-name="T4">&lt;/clientes&gt;</text:span></text:p>
      <text:p text:style-name="P13"/>
      <text:p text:style-name="P2"><text:span text:style-name="T4">J) Método para cadastrar endereços de entrega – Método </text:span><text:span text:style-name="T6">CadastrarEndereco</text:span></text:p>
      <text:p text:style-name="P2">36. Este método é usado para incluir ou alterar diferentes endereços cadastrados dos clientes finais para os quais a Revenda vai efetuar as vendas (faturamento direto).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<text:span text:style-name="T4">Parâmetro</text:span></text:p>
          </table:table-cell>
          <table:table-cell table:style-name="Table12.A1" office:value-type="string">
            <text:p text:style-name="P11"><text:span text:style-name="T4">Descrição</text:span></text:p>
          </table:table-cell>
          <table:table-cell table:style-name="Table12.A1" office:value-type="string">
            <text:p text:style-name="P11"><text:span text:style-name="T4">Tipo</text:span></text:p>
          </table:table-cell>
        </table:table-row>
        <table:table-row table:style-name="Table12.1">
          <table:table-cell table:style-name="Table12.A1" office:value-type="string">
            <text:p text:style-name="P10">CodigoCliente</text:p>
          </table:table-cell>
          <table:table-cell table:style-name="Table12.A1" office:value-type="string">
            <text:p text:style-name="P10">Login do usuário</text:p>
          </table:table-cell>
          <table:table-cell table:style-name="Table12.A1" office:value-type="string">
            <text:p text:style-name="P10">String</text:p>
          </table:table-cell>
        </table:table-row>
        <table:table-row table:style-name="Table12.1">
          <table:table-cell table:style-name="Table12.A1" office:value-type="string">
            <text:p text:style-name="P10">Senha</text:p>
          </table:table-cell>
          <table:table-cell table:style-name="Table12.A1" office:value-type="string">
            <text:p text:style-name="P10">Senha do usuário</text:p>
          </table:table-cell>
          <table:table-cell table:style-name="Table12.A1" office:value-type="string">
            <text:p text:style-name="P10">String</text:p>
          </table:table-cell>
        </table:table-row>
        <table:table-row table:style-name="Table12.1">
          <table:table-cell table:style-name="Table12.A1" office:value-type="string">
            <text:p text:style-name="P10">Dados do Endereço</text:p>
          </table:table-cell>
          <table:table-cell table:style-name="Table12.A1" office:value-type="string">
            <text:p text:style-name="P10">String XML com os dados do cliente cfe modelo abaixo.</text:p>
          </table:table-cell>
          <table:table-cell table:style-name="Table12.A1" office:value-type="string">
            <text:p text:style-name="P10">String</text:p>
          </table:table-cell>
        </table:table-row>
      </table:table>
      <text:p text:style-name="P13"/>
      <text:p text:style-name="P11"><text:span text:style-name="T4">&lt;?xml version="1.0" encoding="windows-1252"?&gt;</text:span></text:p>
      <text:p text:style-name="P11"><text:span text:style-name="T4">&lt;enderecos&gt;</text:span></text:p>
      <text:p text:style-name="P11"><text:span text:style-name="T4"><text:s text:c="7"/>&lt;endereco&gt;</text:span></text:p>
      <text:p text:style-name="P11"><text:span text:style-name="T4"><text:tab/> <text:s text:c="3"/>&lt;CNPJCPF&gt;65971019015&lt;/CNPJCPF&gt;</text:span></text:p>
      <text:p text:style-name="P11"><text:span text:style-name="T4"><text:tab/> <text:s text:c="3"/>&lt;ukeyendereco&gt;0016UL47Y7_0JV0L1LVD&lt;/ukeyendereco&gt;</text:span></text:p>
      <text:p text:style-name="P11"><text:span text:style-name="T4"><text:tab/> <text:s text:c="3"/>&lt;endereco&gt;Rua Prof. Egidio Ferreira&lt;/endereco&gt;</text:span></text:p>
      <text:p text:style-name="P11"><text:span text:style-name="T4"><text:tab/> <text:s text:c="3"/>&lt;bairro&gt;Capoeiras&lt;/bairro&gt;</text:span></text:p>
      <text:p text:style-name="P11"><text:span text:style-name="T4"><text:tab/> <text:s text:c="3"/>&lt;cep&gt;88090-699&lt;/cep&gt;</text:span></text:p>
      <text:p text:style-name="P11"><text:span text:style-name="T4"><text:tab/> <text:s text:c="3"/>&lt;cidade&gt;Florianópolis&lt;/cidade&gt;</text:span></text:p>
      <text:p text:style-name="P11"><text:span text:style-name="T4"><text:tab/> <text:s text:c="3"/>&lt;estado&gt;SC&lt;/estado&gt;</text:span></text:p>
      <text:p text:style-name="P11"><text:span text:style-name="T4"><text:s text:c="7"/>&lt;/endereco&gt;</text:span></text:p>
      <text:p text:style-name="P11"><text:span text:style-name="T4">&lt;/enderecos&gt;</text:span></text:p>
      <text:p text:style-name="P8"><text:soft-page-break/></text:p>
      <text:p text:style-name="P2"><text:span text:style-name="T13">V – Disposições Finais</text:span></text:p>
      <text:p text:style-name="P2">37. A Revenda deverá cumprir todos os procedimentos acima para realização do crossdocking, concordando desde já com todos os termos, condições e procedimentos anteriormente elencados, eximindo desde já a All Nations de qualquer responsabilidade sobre erro de procedimento, descumprimento de prazos, e desistências do cliente final.</text:p>
      <text:p text:style-name="P2">38. É de exclusividade integral da revenda a responsabilidade sobre os pedidos e reservas e os dados cadastrados efetuados no Webservice.</text:p>
      <text:p text:style-name="P2">39. A All Nations não se responsabiliza por problemas na execução e integração dos sistemas, principalmente sobre eventuais falhas do Site da revenda que impeçam a confirmação ou cancelamento do pedido, ou qualquer outra operação.</text:p>
      <text:p text:style-name="P2">40. A ferramenta de crossdocking All Nations é gratuita e já está pronta para ser utilizada por qualquer cliente cadastrado em seu banco de dados e previamente habilitado pelo departamento responsável pelo projeto, sendo de responsabilidade da revenda, qualquer custo com desenvolvimento para enquadrar seu sistema ao uso completo da ferramenta.</text:p>
      <text:p text:style-name="P2">Caso seja necessário esclarecer alguma outra informação que não tenha sido inserida nesse manual, por favor, entre em contato através dos dados abaixo:</text:p>
      <text:p text:style-name="P2"><text:span text:style-name="T12">Responsável – Projeto Integração </text:span></text:p>
      <text:p text:style-name="P2">Rogério Ronald Rossa <text:span text:style-name="T14"></text:span> rogerio.rossa@allnations.com.br / (48)4052-8001 <text:s/>Ramal: 91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text-align="justify" style:justify-single-word="false" fo:orphans="0" fo:widows="0" fo:keep-with-next="always"/>
      <style:text-properties style:font-name="Times New Roman" fo:font-family="'Times New Roman'" style:font-family-generic="roman" style:font-pitch="variable" fo:font-size="9pt" fo:letter-spacing="0.0083in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Texto_20_sem_20_Formatação1" style:display-name="Texto sem Formatação1" style:family="paragraph" style:parent-style-name="Standard" style:default-outline-level="">
      <style:paragraph-properties fo:margin-top="0in" fo:margin-bottom="0in" loext:contextual-spacing="false" fo:line-height="100%" fo:orphans="0" fo:widows="0" fo:hyphenation-ladder-count="no-limit"/>
      <style:text-properties style:font-name="Courier New" fo:font-family="'Courier New'" style:font-family-generic="roman" style:font-pitch="variable" fo:font-size="10pt" style:font-name-asian="Batang" style:font-family-asian="Batang" style:font-family-generic-asian="system" style:font-pitch-asian="variable" style:font-size-asian="10pt" style:language-asian="ar" style:country-asian="SA" style:font-name-complex="Courier New1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WW-Normal_20__28_Web_29_" style:display-name="WW-Normal (Web)" style:family="paragraph" style:parent-style-name="Standard" style:default-outline-level="">
      <style:paragraph-properties fo:margin-top="0.1945in" fo:margin-bottom="0.1945in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informativotexto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Standard" style:default-outline-level="" style:class="chapter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size-complex="10pt"/>
    </style:style>
    <style:style style:name="Body_20_1" style:display-name="Body 1" style:family="paragraph" style:default-outline-level="1" style:list-style-name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language="en" fo:country="US" style:font-name-asian="ヒラギノ角ゴ Pro W3" style:font-family-asian="'ヒラギノ角ゴ Pro W3'" style:font-family-generic-asian="system" style:font-pitch-asian="variable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rpo_20_de_20_texto_20_2_20_Char" style:display-name="Corpo de texto 2 Char" style:family="text">
      <style:text-properties fo:font-size="11pt" style:font-size-asian="11pt" style:language-asian="en" style:country-asian="US" style:font-size-complex="11pt"/>
    </style:style>
    <style:style style:name="textmediopreto1" style:family="text">
      <style:text-properties fo:color="#000000" style:font-name="Arial" fo:font-family="Arial" style:font-family-generic="roman" style:font-pitch="variable" fo:font-size="8.5pt" style:font-size-asian="8.5pt" style:font-name-complex="Arial1" style:font-family-complex="Arial" style:font-family-generic-complex="system" style:font-pitch-complex="variable" style:font-size-complex="8.5pt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9pt" fo:letter-spacing="0.0083in" fo:font-weight="bold" style:font-name-asian="Times New Roman1" style:font-family-asian="'Times New Roman'" style:font-family-generic-asian="system" style:font-pitch-asian="variable" style:font-size-asian="9pt" style:font-weight-asian="bold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rodapé_20_Char" style:display-name="Texto de nota de rodapé Char" style:family="text">
      <style:text-properties style:language-asian="en" style:country-asian="US"/>
    </style:style>
    <style:style style:name="footnote_20_reference" style:display-name="footnote reference" style:family="text">
      <style:text-properties style:text-position="super 58%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1pt" fo:font-weight="normal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0" fo:font-size="10pt" fo:font-style="normal" style:text-underline-style="none" fo:font-weight="normal" style:font-size-asian="10pt" style:font-style-asian="normal" style:font-weight-asian="normal"/>
    </style:style>
    <style:style style:name="ListLabel_20_5" style:display-name="ListLabel 5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366in" fo:text-indent="-0.1252in" fo:margin-left="2.136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6366in" fo:text-indent="-0.1252in" fo:margin-left="3.636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1366in" fo:text-indent="-0.25in" fo:margin-left="4.136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.6366in" fo:text-indent="-0.25in" fo:margin-left="4.636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1366in" fo:text-indent="-0.1252in" fo:margin-left="5.13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136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636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366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136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36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636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5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5" style:num-suffix=".0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5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text:style-name="ListLabel_20_5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text:style-name="ListLabel_20_5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3783in" fo:margin-bottom="1.1811in" fo:margin-left="0.9846in" fo:margin-right="0.491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dc:creator>Rogério Ronald Rossa</dc:creator>
    <meta:editing-cycles>2</meta:editing-cycles>
    <meta:print-date>2014-09-26T14:39:00</meta:print-date>
    <meta:creation-date>2016-05-23T14:24:00</meta:creation-date>
    <dc:date>2016-05-23T14:24:00</dc:date>
    <meta:editing-duration>PT1S</meta:editing-duration>
    <meta:generator>LibreOffice/4.3.3.2$Linux_X86_64 LibreOffice_project/430m0$Build-2</meta:generator>
    <meta:document-statistic meta:table-count="12" meta:image-count="0" meta:object-count="0" meta:page-count="9" meta:paragraph-count="355" meta:word-count="2194" meta:character-count="15305" meta:non-whitespace-character-count="132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